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9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order-left="2.49pt solid #000000" fo:border-right="none" fo:border-top="2.49pt solid #000000"/>
    </style:style>
    <style:style style:name="ce3" style:family="table-cell" style:parent-style-name="Default">
      <style:table-cell-properties fo:border-bottom="none" fo:border-left="2.49pt solid #000000" fo:border-right="none" fo:border-top="none"/>
    </style:style>
    <style:style style:name="ce4" style:family="table-cell" style:parent-style-name="Default">
      <style:table-cell-properties fo:border-bottom="2.49pt solid #000000" fo:border-left="2.49pt solid #000000" fo:border-right="none" fo:border-top="none"/>
    </style:style>
    <style:style style:name="ce19" style:family="table-cell" style:parent-style-name="Default">
      <style:table-cell-properties fo:border-bottom="2.49pt solid #000000" fo:background-color="transparent" fo:border-left="2.49pt solid #000000" fo:border-right="none" fo:border-top="none"/>
      <style:text-properties fo:color="#000000"/>
    </style:style>
    <style:style style:name="ce20" style:family="table-cell" style:parent-style-name="Default">
      <style:table-cell-properties fo:border-bottom="none" fo:border-left="2.24pt solid #000000" fo:border-right="none" fo:border-top="2.24pt solid #000000"/>
    </style:style>
    <style:style style:name="ce21" style:family="table-cell" style:parent-style-name="Default">
      <style:table-cell-properties fo:border-bottom="none" fo:border-left="2.24pt solid #000000" fo:border-right="none" fo:border-top="none"/>
    </style:style>
    <style:style style:name="ce22" style:family="table-cell" style:parent-style-name="Default">
      <style:table-cell-properties fo:border-bottom="2.24pt solid #000000" fo:border-left="2.24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2.49pt solid #000000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end" fo:margin-left="0cm"/>
    </style:style>
    <style:style style:name="ce7" style:family="table-cell" style:parent-style-name="Default">
      <style:table-cell-properties fo:border-bottom="2.49pt solid #000000" fo:border-left="none" fo:border-right="none" fo:border-top="none"/>
    </style:style>
    <style:style style:name="ce27" style:family="table-cell" style:parent-style-name="Default">
      <style:table-cell-properties fo:border-bottom="2.49pt solid #000000" fo:background-color="transparent" fo:border-left="none" fo:border-right="none" fo:border-top="none"/>
      <style:text-properties fo:color="#000000"/>
    </style:style>
    <style:style style:name="ce28" style:family="table-cell" style:parent-style-name="Default">
      <style:table-cell-properties fo:border-bottom="none" fo:border-left="none" fo:border-right="none" fo:border-top="2.24pt solid #000000"/>
    </style:style>
    <style:style style:name="ce29" style:family="table-cell" style:parent-style-name="Default">
      <style:table-cell-properties fo:border-bottom="2.24pt solid #000000" style:text-align-source="fix" style:repeat-content="false" fo:border-left="none" fo:border-right="none" fo:border-top="none"/>
      <style:paragraph-properties fo:text-align="end" fo:margin-left="0cm"/>
    </style:style>
    <style:style style:name="ce10" style:family="table-cell" style:parent-style-name="Default">
      <style:table-cell-properties fo:border="none"/>
      <style:text-properties fo:color="#000000"/>
    </style:style>
    <style:style style:name="ce31" style:family="table-cell" style:parent-style-name="Default">
      <style:table-cell-properties fo:border-bottom="none" fo:border-left="none" fo:border-right="2.24pt solid #000000" fo:border-top="2.24pt solid #000000"/>
    </style:style>
    <style:style style:name="ce32" style:family="table-cell" style:parent-style-name="Default">
      <style:table-cell-properties fo:border-bottom="none" fo:border-left="none" fo:border-right="2.24pt solid #000000" fo:border-top="none"/>
    </style:style>
    <style:style style:name="ce3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end" fo:margin-left="0cm"/>
    </style:style>
    <style:style style:name="ce34" style:family="table-cell" style:parent-style-name="Default">
      <style:table-cell-properties fo:border-bottom="2.24pt solid #000000" style:text-align-source="fix" style:repeat-content="false" fo:border-left="none" fo:border-right="2.24pt solid #000000" fo:border-top="none"/>
      <style:paragraph-properties fo:text-align="end" fo:margin-left="0cm"/>
    </style:style>
    <style:style style:name="ce11" style:family="table-cell" style:parent-style-name="Default">
      <style:table-cell-properties fo:border-bottom="none" fo:border-left="none" fo:border-right="2.49pt solid #000000" fo:border-top="2.49pt solid #000000"/>
    </style:style>
    <style:style style:name="ce12" style:family="table-cell" style:parent-style-name="Default">
      <style:table-cell-properties fo:border-bottom="none" fo:border-left="none" fo:border-right="2.49pt solid #000000" fo:border-top="none"/>
    </style:style>
    <style:style style:name="ce13" style:family="table-cell" style:parent-style-name="Default">
      <style:table-cell-properties fo:border-bottom="2.49pt solid #000000" fo:border-left="none" fo:border-right="2.49pt solid #000000" fo:border-top="none"/>
    </style:style>
    <style:style style:name="ce38" style:family="table-cell" style:parent-style-name="Default">
      <style:table-cell-properties fo:border-bottom="2.49pt solid #000000" fo:background-color="transparent" fo:border-left="none" fo:border-right="2.49pt solid #000000" fo:border-top="none"/>
      <style:text-properties fo:color="#000000"/>
    </style:style>
    <style:style style:name="ce39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.511cm" svg:height="20.4cm" svg:x="32.692cm" svg:y="1.696cm">
            <draw:object draw:notify-on-update-of-ranges="Sheet1.B2:Sheet1.M2 Sheet1.A3:Sheet1.A3 Sheet1.B3:Sheet1.M3 Sheet1.A4:Sheet1.A4 Sheet1.B4:Sheet1.M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.044cm" svg:height="13.697cm" svg:x="32.997cm" svg:y="24.986cm">
            <draw:object draw:notify-on-update-of-ranges="Sheet1.A60:Sheet1.A60 Sheet1.B60:Sheet1.M60 Sheet1.A61:Sheet1.A61 Sheet1.B61:Sheet1.M61 Sheet1.A62:Sheet1.A62 Sheet1.B62:Sheet1.M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3.845cm" svg:height="19.108cm" svg:x="33.308cm" svg:y="40.462cm">
            <draw:object draw:notify-on-update-of-ranges="Sheet1.A16:Sheet1.A16 Sheet1.B16:Sheet1.M16 Sheet1.A17:Sheet1.A17 Sheet1.B17:Sheet1.M17 Sheet1.A18:Sheet1.A18 Sheet1.B18:Sheet1.M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9.34cm" svg:height="16.503cm" svg:x="1.081cm" svg:y="31.534cm">
            <draw:object draw:notify-on-update-of-ranges="Sheet1.A34:Sheet1.A34 Sheet1.B34:Sheet1.L34 Sheet1.A35:Sheet1.A35 Sheet1.B35:Sheet1.L35 Sheet1.A36:Sheet1.A36 Sheet1.B36:Sheet1.L36 Sheet1.A37:Sheet1.A37 Sheet1.B37:Sheet1.L37 Sheet1.A38:Sheet1.A38 Sheet1.B38:Sheet1.L3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Integer</text:p>
          </table:table-cell>
          <table:table-cell table:style-name="ce1" table:number-columns-repeated="12"/>
          <table:table-cell table:number-columns-repeated="1011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2500" calcext:value-type="float">
            <text:p>2500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250000" calcext:value-type="float">
            <text:p>250000</text:p>
          </table:table-cell>
          <table:table-cell table:style-name="ce11" office:value-type="float" office:value="500000" calcext:value-type="float">
            <text:p>5000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Binary-insertion</text:p>
          </table:table-cell>
          <table:table-cell table:style-name="ce9" office:value-type="float" office:value="0.000054" calcext:value-type="float">
            <text:p>0,000054</text:p>
          </table:table-cell>
          <table:table-cell office:value-type="float" office:value="0.000201" calcext:value-type="float">
            <text:p>0,000201</text:p>
          </table:table-cell>
          <table:table-cell office:value-type="float" office:value="0.000642" calcext:value-type="float">
            <text:p>0,000642</text:p>
          </table:table-cell>
          <table:table-cell office:value-type="float" office:value="0.002206" calcext:value-type="float">
            <text:p>0,002206</text:p>
          </table:table-cell>
          <table:table-cell office:value-type="float" office:value="0.005336" calcext:value-type="float">
            <text:p>0,005336</text:p>
          </table:table-cell>
          <table:table-cell office:value-type="float" office:value="0.013833" calcext:value-type="float">
            <text:p>0,013833</text:p>
          </table:table-cell>
          <table:table-cell office:value-type="float" office:value="0.050108" calcext:value-type="float">
            <text:p>0,050108</text:p>
          </table:table-cell>
          <table:table-cell office:value-type="float" office:value="0.303453" calcext:value-type="float">
            <text:p>0,303453</text:p>
          </table:table-cell>
          <table:table-cell office:value-type="float" office:value="1.20981" calcext:value-type="float">
            <text:p>1,20981</text:p>
          </table:table-cell>
          <table:table-cell office:value-type="float" office:value="5.10999" calcext:value-type="float">
            <text:p>5,10999</text:p>
          </table:table-cell>
          <table:table-cell office:value-type="float" office:value="30.44754" calcext:value-type="float">
            <text:p>30,44754</text:p>
          </table:table-cell>
          <table:table-cell table:style-name="ce12" office:value-type="float" office:value="124.464835" calcext:value-type="float">
            <text:p>124,464835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Quick-sort integer</text:p>
          </table:table-cell>
          <table:table-cell table:style-name="ce25" office:value-type="float" office:value="0.000033" calcext:value-type="float">
            <text:p>0,000033</text:p>
          </table:table-cell>
          <table:table-cell table:style-name="ce7" office:value-type="float" office:value="0.000075" calcext:value-type="float">
            <text:p>0,000075</text:p>
          </table:table-cell>
          <table:table-cell table:style-name="ce7" office:value-type="float" office:value="0.000161" calcext:value-type="float">
            <text:p>0,000161</text:p>
          </table:table-cell>
          <table:table-cell table:style-name="ce7" office:value-type="float" office:value="0.000381" calcext:value-type="float">
            <text:p>0,000381</text:p>
          </table:table-cell>
          <table:table-cell table:style-name="ce7" office:value-type="float" office:value="0.001035" calcext:value-type="float">
            <text:p>0,001035</text:p>
          </table:table-cell>
          <table:table-cell table:style-name="ce7" office:value-type="float" office:value="0.001572" calcext:value-type="float">
            <text:p>0,001572</text:p>
          </table:table-cell>
          <table:table-cell table:style-name="ce7" office:value-type="float" office:value="0.001374" calcext:value-type="float">
            <text:p>0,001374</text:p>
          </table:table-cell>
          <table:table-cell table:style-name="ce7" office:value-type="float" office:value="0.004209" calcext:value-type="float">
            <text:p>0,004209</text:p>
          </table:table-cell>
          <table:table-cell table:style-name="ce7" office:value-type="float" office:value="0.008696" calcext:value-type="float">
            <text:p>0,008696</text:p>
          </table:table-cell>
          <table:table-cell table:style-name="ce7" office:value-type="float" office:value="0.020304" calcext:value-type="float">
            <text:p>0,020304</text:p>
          </table:table-cell>
          <table:table-cell table:style-name="ce7" office:value-type="float" office:value="0.06404" calcext:value-type="float">
            <text:p>0,06404</text:p>
          </table:table-cell>
          <table:table-cell table:style-name="ce13" office:value-type="float" office:value="0.151358" calcext:value-type="float">
            <text:p>0,15135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1" table:number-columns-repeated="12"/>
          <table:table-cell table:number-columns-repeated="1011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2500" calcext:value-type="float">
            <text:p>2500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250000" calcext:value-type="float">
            <text:p>250000</text:p>
          </table:table-cell>
          <table:table-cell table:style-name="ce11" office:value-type="float" office:value="500000" calcext:value-type="float">
            <text:p>50000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Quick-sort string</text:p>
          </table:table-cell>
          <table:table-cell table:style-name="ce7" office:value-type="float" office:value="0.000015" calcext:value-type="float">
            <text:p>0,000015</text:p>
          </table:table-cell>
          <table:table-cell table:style-name="ce7" office:value-type="float" office:value="0.000039" calcext:value-type="float">
            <text:p>0,000039</text:p>
          </table:table-cell>
          <table:table-cell table:style-name="ce7" office:value-type="float" office:value="0.000092" calcext:value-type="float">
            <text:p>0,000092</text:p>
          </table:table-cell>
          <table:table-cell table:style-name="ce7" office:value-type="float" office:value="0.000225" calcext:value-type="float">
            <text:p>0,000225</text:p>
          </table:table-cell>
          <table:table-cell table:style-name="ce7" office:value-type="float" office:value="0.000528" calcext:value-type="float">
            <text:p>0,000528</text:p>
          </table:table-cell>
          <table:table-cell table:style-name="ce7" office:value-type="float" office:value="0.0012" calcext:value-type="float">
            <text:p>0,0012</text:p>
          </table:table-cell>
          <table:table-cell table:style-name="ce7" office:value-type="float" office:value="0.002561" calcext:value-type="float">
            <text:p>0,002561</text:p>
          </table:table-cell>
          <table:table-cell table:style-name="ce7" office:value-type="float" office:value="0.007604" calcext:value-type="float">
            <text:p>0,007604</text:p>
          </table:table-cell>
          <table:table-cell table:style-name="ce7" office:value-type="float" office:value="0.017734" calcext:value-type="float">
            <text:p>0,017734</text:p>
          </table:table-cell>
          <table:table-cell table:style-name="ce7" office:value-type="float" office:value="0.040868" calcext:value-type="float">
            <text:p>0,040868</text:p>
          </table:table-cell>
          <table:table-cell table:style-name="ce7" office:value-type="float" office:value="0.15008" calcext:value-type="float">
            <text:p>0,15008</text:p>
          </table:table-cell>
          <table:table-cell table:style-name="ce13" office:value-type="float" office:value="0.376863" calcext:value-type="float">
            <text:p>0,376863</text:p>
          </table:table-cell>
          <table:table-cell table:number-columns-repeated="1011"/>
        </table:table-row>
        <table:table-row table:style-name="ro1">
          <table:table-cell table:style-name="ce1" table:number-columns-repeated="13"/>
          <table:table-cell table:number-columns-repeated="1011"/>
        </table:table-row>
        <table:table-row table:style-name="ro1">
          <table:table-cell table:style-name="ce1" office:value-type="string" calcext:value-type="string">
            <text:p>Float</text:p>
          </table:table-cell>
          <table:table-cell table:style-name="ce1" table:number-columns-repeated="12"/>
          <table:table-cell table:number-columns-repeated="1011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2500" calcext:value-type="float">
            <text:p>2500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250000" calcext:value-type="float">
            <text:p>250000</text:p>
          </table:table-cell>
          <table:table-cell table:style-name="ce11" office:value-type="float" office:value="500000" calcext:value-type="float">
            <text:p>5000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Binary-insertion</text:p>
          </table:table-cell>
          <table:table-cell table:number-columns-repeated="11"/>
          <table:table-cell table:style-name="ce12"/>
          <table:table-cell table:number-columns-repeated="1011"/>
        </table:table-row>
        <table:table-row table:style-name="ro1">
          <table:table-cell table:style-name="ce19" office:value-type="string" calcext:value-type="string">
            <text:p>Quick-sort</text:p>
          </table:table-cell>
          <table:table-cell table:style-name="ce27" table:number-columns-repeated="11"/>
          <table:table-cell table:style-name="ce38"/>
          <table:table-cell table:style-name="ce39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teger</text:p>
          </table:table-cell>
          <table:table-cell table:style-name="ce1" table:number-columns-repeated="12"/>
          <table:table-cell table:number-columns-repeated="1011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2500" calcext:value-type="float">
            <text:p>2500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250000" calcext:value-type="float">
            <text:p>250000</text:p>
          </table:table-cell>
          <table:table-cell table:style-name="ce11" office:value-type="float" office:value="500000" calcext:value-type="float">
            <text:p>5000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Binary-insertion</text:p>
          </table:table-cell>
          <table:table-cell table:style-name="ce9" office:value-type="string" calcext:value-type="string">
            <text:p>0.000054</text:p>
          </table:table-cell>
          <table:table-cell office:value-type="float" office:value="0.000201" calcext:value-type="float">
            <text:p>0,000201</text:p>
          </table:table-cell>
          <table:table-cell office:value-type="float" office:value="0.000642" calcext:value-type="float">
            <text:p>0,000642</text:p>
          </table:table-cell>
          <table:table-cell office:value-type="float" office:value="0.002206" calcext:value-type="float">
            <text:p>0,002206</text:p>
          </table:table-cell>
          <table:table-cell office:value-type="float" office:value="0.005336" calcext:value-type="float">
            <text:p>0,005336</text:p>
          </table:table-cell>
          <table:table-cell office:value-type="float" office:value="0.013833" calcext:value-type="float">
            <text:p>0,013833</text:p>
          </table:table-cell>
          <table:table-cell office:value-type="float" office:value="0.050108" calcext:value-type="float">
            <text:p>0,050108</text:p>
          </table:table-cell>
          <table:table-cell office:value-type="float" office:value="0.303453" calcext:value-type="float">
            <text:p>0,303453</text:p>
          </table:table-cell>
          <table:table-cell office:value-type="float" office:value="1.20981" calcext:value-type="float">
            <text:p>1,20981</text:p>
          </table:table-cell>
          <table:table-cell office:value-type="float" office:value="5.10999" calcext:value-type="float">
            <text:p>5,10999</text:p>
          </table:table-cell>
          <table:table-cell office:value-type="float" office:value="30.44754" calcext:value-type="float">
            <text:p>30,44754</text:p>
          </table:table-cell>
          <table:table-cell table:style-name="ce12" office:value-type="float" office:value="124.464835" calcext:value-type="float">
            <text:p>124,464835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insertion sort</text:p>
          </table:table-cell>
          <table:table-cell table:style-name="ce7" office:value-type="float" office:value="0.000044" calcext:value-type="float">
            <text:p>0,000044</text:p>
          </table:table-cell>
          <table:table-cell table:style-name="ce7" office:value-type="float" office:value="0.000224" calcext:value-type="float">
            <text:p>0,000224</text:p>
          </table:table-cell>
          <table:table-cell table:style-name="ce7" office:value-type="float" office:value="0.0009" calcext:value-type="float">
            <text:p>0,0009</text:p>
          </table:table-cell>
          <table:table-cell table:style-name="ce7" office:value-type="float" office:value="0.003156" calcext:value-type="float">
            <text:p>0,003156</text:p>
          </table:table-cell>
          <table:table-cell table:style-name="ce7" office:value-type="float" office:value="0.008651" calcext:value-type="float">
            <text:p>0,008651</text:p>
          </table:table-cell>
          <table:table-cell table:style-name="ce7" office:value-type="float" office:value="0.026321" calcext:value-type="float">
            <text:p>0,026321</text:p>
          </table:table-cell>
          <table:table-cell table:style-name="ce7" office:value-type="float" office:value="0.101028" calcext:value-type="float">
            <text:p>0,101028</text:p>
          </table:table-cell>
          <table:table-cell table:style-name="ce7" office:value-type="float" office:value="0.652457" calcext:value-type="float">
            <text:p>0,652457</text:p>
          </table:table-cell>
          <table:table-cell table:style-name="ce7" office:value-type="float" office:value="3.190843" calcext:value-type="float">
            <text:p>3,190843</text:p>
          </table:table-cell>
          <table:table-cell table:style-name="ce7" office:value-type="float" office:value="14.676002" calcext:value-type="float">
            <text:p>14,676002</text:p>
          </table:table-cell>
          <table:table-cell table:style-name="ce7" office:value-type="float" office:value="287.824067" calcext:value-type="float">
            <text:p>287,824067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ing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2500" calcext:value-type="float">
            <text:p>2500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250000" calcext:value-type="float">
            <text:p>250000</text:p>
          </table:table-cell>
          <table:table-cell table:style-name="ce11" office:value-type="float" office:value="500000" calcext:value-type="float">
            <text:p>5000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Binary insertion</text:p>
          </table:table-cell>
          <table:table-cell table:number-columns-repeated="11"/>
          <table:table-cell table:style-name="ce12"/>
          <table:table-cell table:number-columns-repeated="1011"/>
        </table:table-row>
        <table:table-row table:style-name="ro1">
          <table:table-cell table:style-name="ce4" office:value-type="string" calcext:value-type="string">
            <text:p>Insertion sort</text:p>
          </table:table-cell>
          <table:table-cell table:style-name="ce7" table:number-columns-repeated="11"/>
          <table:table-cell table:style-name="ce1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oat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2500" calcext:value-type="float">
            <text:p>2500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250000" calcext:value-type="float">
            <text:p>250000</text:p>
          </table:table-cell>
          <table:table-cell table:style-name="ce11" office:value-type="float" office:value="500000" calcext:value-type="float">
            <text:p>5000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Binary insertion</text:p>
          </table:table-cell>
          <table:table-cell table:number-columns-repeated="11"/>
          <table:table-cell table:style-name="ce12"/>
          <table:table-cell table:number-columns-repeated="1011"/>
        </table:table-row>
        <table:table-row table:style-name="ro1">
          <table:table-cell table:style-name="ce4" office:value-type="string" calcext:value-type="string">
            <text:p>Insertion sort</text:p>
          </table:table-cell>
          <table:table-cell table:style-name="ce7" table:number-columns-repeated="11"/>
          <table:table-cell table:style-name="ce1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12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nteger</text:p>
          </table:table-cell>
          <table:table-cell table:number-columns-repeated="1023"/>
        </table:table-row>
        <table:table-row table:style-name="ro1">
          <table:table-cell table:style-name="ce20"/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000</text:p>
          </table:table-cell>
          <table:table-cell table:style-name="ce28" office:value-type="float" office:value="10000" calcext:value-type="float">
            <text:p>10000</text:p>
          </table:table-cell>
          <table:table-cell table:style-name="ce28" office:value-type="float" office:value="100000" calcext:value-type="float">
            <text:p>100000</text:p>
          </table:table-cell>
          <table:table-cell table:style-name="ce28" office:value-type="float" office:value="500000" calcext:value-type="float">
            <text:p>500000</text:p>
          </table:table-cell>
          <table:table-cell table:style-name="ce28" office:value-type="float" office:value="1000000" calcext:value-type="float">
            <text:p>1000000</text:p>
          </table:table-cell>
          <table:table-cell table:style-name="ce28" office:value-type="float" office:value="2500000" calcext:value-type="float">
            <text:p>2500000</text:p>
          </table:table-cell>
          <table:table-cell table:style-name="ce28" office:value-type="float" office:value="5000000" calcext:value-type="float">
            <text:p>5000000</text:p>
          </table:table-cell>
          <table:table-cell table:style-name="ce28" office:value-type="float" office:value="10000000" calcext:value-type="float">
            <text:p>10000000</text:p>
          </table:table-cell>
          <table:table-cell table:style-name="ce28" office:value-type="float" office:value="15000000" calcext:value-type="float">
            <text:p>15000000</text:p>
          </table:table-cell>
          <table:table-cell table:style-name="ce31" office:value-type="float" office:value="20000000" calcext:value-type="float">
            <text:p>20000000</text:p>
          </table:table-cell>
          <table:table-cell table:number-columns-repeated="1012"/>
        </table:table-row>
        <table:table-row table:style-name="ro1">
          <table:table-cell table:style-name="ce21" office:value-type="string" calcext:value-type="string">
            <text:p>Quick-sort pivot first</text:p>
          </table:table-cell>
          <table:table-cell table:style-name="ce1" office:value-type="float" office:value="0.000033" calcext:value-type="float">
            <text:p>0,000033</text:p>
          </table:table-cell>
          <table:table-cell table:style-name="ce1" office:value-type="float" office:value="0.000381" calcext:value-type="float">
            <text:p>0,000381</text:p>
          </table:table-cell>
          <table:table-cell table:style-name="ce1" office:value-type="float" office:value="0.001364" calcext:value-type="float">
            <text:p>0,001364</text:p>
          </table:table-cell>
          <table:table-cell table:style-name="ce1" office:value-type="float" office:value="0.020304" calcext:value-type="float">
            <text:p>0,020304</text:p>
          </table:table-cell>
          <table:table-cell table:style-name="ce10" office:value-type="float" office:value="0.151358" calcext:value-type="float">
            <text:p>0,151358</text:p>
          </table:table-cell>
          <table:table-cell table:style-name="ce1" office:value-type="float" office:value="0.355851" calcext:value-type="float">
            <text:p>0,355851</text:p>
          </table:table-cell>
          <table:table-cell table:style-name="ce1" office:value-type="float" office:value="1.113792" calcext:value-type="float">
            <text:p>1,113792</text:p>
          </table:table-cell>
          <table:table-cell table:style-name="ce1" office:value-type="float" office:value="2.682873" calcext:value-type="float">
            <text:p>2,682873</text:p>
          </table:table-cell>
          <table:table-cell table:style-name="ce1" office:value-type="float" office:value="5.520786" calcext:value-type="float">
            <text:p>5,520786</text:p>
          </table:table-cell>
          <table:table-cell table:style-name="ce1" office:value-type="float" office:value="9.392544" calcext:value-type="float">
            <text:p>9,392544</text:p>
          </table:table-cell>
          <table:table-cell table:style-name="ce32" office:value-type="float" office:value="13.264378" calcext:value-type="float">
            <text:p>13,264378</text:p>
          </table:table-cell>
          <table:table-cell table:style-name="ce1"/>
          <table:table-cell table:number-columns-repeated="1011"/>
        </table:table-row>
        <table:table-row table:style-name="ro1">
          <table:table-cell table:style-name="ce21" office:value-type="string" calcext:value-type="string">
            <text:p>Quick-sort pivot half</text:p>
          </table:table-cell>
          <table:table-cell table:style-name="ce1" office:value-type="float" office:value="0.00003" calcext:value-type="float">
            <text:p>0,00003</text:p>
          </table:table-cell>
          <table:table-cell table:style-name="ce1" office:value-type="float" office:value="0.000345" calcext:value-type="float">
            <text:p>0,000345</text:p>
          </table:table-cell>
          <table:table-cell table:style-name="ce1" office:value-type="float" office:value="0.001351" calcext:value-type="float">
            <text:p>0,001351</text:p>
          </table:table-cell>
          <table:table-cell table:style-name="ce1" office:value-type="float" office:value="0.019501" calcext:value-type="float">
            <text:p>0,019501</text:p>
          </table:table-cell>
          <table:table-cell table:style-name="ce10" office:value-type="float" office:value="0.152586" calcext:value-type="float">
            <text:p>0,152586</text:p>
          </table:table-cell>
          <table:table-cell table:style-name="ce1" office:value-type="float" office:value="0.347783" calcext:value-type="float">
            <text:p>0,347783</text:p>
          </table:table-cell>
          <table:table-cell table:style-name="ce1" office:value-type="float" office:value="1.091165" calcext:value-type="float">
            <text:p>1,091165</text:p>
          </table:table-cell>
          <table:table-cell table:style-name="ce1" office:value-type="float" office:value="2.653811" calcext:value-type="float">
            <text:p>2,653811</text:p>
          </table:table-cell>
          <table:table-cell table:style-name="ce1" office:value-type="float" office:value="5.77009" calcext:value-type="float">
            <text:p>5,77009</text:p>
          </table:table-cell>
          <table:table-cell table:style-name="ce1" office:value-type="float" office:value="9.406456" calcext:value-type="float">
            <text:p>9,406456</text:p>
          </table:table-cell>
          <table:table-cell table:style-name="ce32" office:value-type="float" office:value="13.143478" calcext:value-type="float">
            <text:p>13,143478</text:p>
          </table:table-cell>
          <table:table-cell table:style-name="ce1"/>
          <table:table-cell table:number-columns-repeated="1011"/>
        </table:table-row>
        <table:table-row table:style-name="ro1">
          <table:table-cell table:style-name="ce21" office:value-type="string" calcext:value-type="string">
            <text:p>Quick-sort pivot random</text:p>
          </table:table-cell>
          <table:table-cell office:value-type="float" office:value="0.000291" calcext:value-type="float">
            <text:p>0,000291</text:p>
          </table:table-cell>
          <table:table-cell office:value-type="float" office:value="0.002925" calcext:value-type="float">
            <text:p>0,002925</text:p>
          </table:table-cell>
          <table:table-cell office:value-type="float" office:value="0.009126" calcext:value-type="float">
            <text:p>0,009126</text:p>
          </table:table-cell>
          <table:table-cell office:value-type="float" office:value="0.09613" calcext:value-type="float">
            <text:p>0,09613</text:p>
          </table:table-cell>
          <table:table-cell office:value-type="float" office:value="0.529968" calcext:value-type="float">
            <text:p>0,529968</text:p>
          </table:table-cell>
          <table:table-cell office:value-type="float" office:value="1.260991" calcext:value-type="float">
            <text:p>1,260991</text:p>
          </table:table-cell>
          <table:table-cell office:value-type="float" office:value="3.123277" calcext:value-type="float">
            <text:p>3,123277</text:p>
          </table:table-cell>
          <table:table-cell office:value-type="float" office:value="6.539697" calcext:value-type="float">
            <text:p>6,539697</text:p>
          </table:table-cell>
          <table:table-cell office:value-type="float" office:value="13.308209" calcext:value-type="float">
            <text:p>13,308209</text:p>
          </table:table-cell>
          <table:table-cell office:value-type="float" office:value="20.861214" calcext:value-type="float">
            <text:p>20,861214</text:p>
          </table:table-cell>
          <table:table-cell table:style-name="ce33" office:value-type="float" office:value="28.328102" calcext:value-type="float">
            <text:p>28,328102</text:p>
          </table:table-cell>
          <table:table-cell table:number-columns-repeated="1012"/>
        </table:table-row>
        <table:table-row table:style-name="ro1">
          <table:table-cell table:style-name="ce22" office:value-type="string" calcext:value-type="string">
            <text:p>Quick-sort pivot last</text:p>
          </table:table-cell>
          <table:table-cell table:style-name="ce29" office:value-type="float" office:value="0.000027" calcext:value-type="float">
            <text:p>0,000027</text:p>
          </table:table-cell>
          <table:table-cell table:style-name="ce29" office:value-type="float" office:value="0.000351" calcext:value-type="float">
            <text:p>0,000351</text:p>
          </table:table-cell>
          <table:table-cell table:style-name="ce29" office:value-type="float" office:value="0.001346" calcext:value-type="float">
            <text:p>0,001346</text:p>
          </table:table-cell>
          <table:table-cell table:style-name="ce29" office:value-type="float" office:value="0.020203" calcext:value-type="float">
            <text:p>0,020203</text:p>
          </table:table-cell>
          <table:table-cell table:style-name="ce29" office:value-type="float" office:value="0.154295" calcext:value-type="float">
            <text:p>0,154295</text:p>
          </table:table-cell>
          <table:table-cell table:style-name="ce29" office:value-type="float" office:value="0.35948" calcext:value-type="float">
            <text:p>0,35948</text:p>
          </table:table-cell>
          <table:table-cell table:style-name="ce29" office:value-type="float" office:value="1.116116" calcext:value-type="float">
            <text:p>1,116116</text:p>
          </table:table-cell>
          <table:table-cell table:style-name="ce29" office:value-type="float" office:value="2.648812" calcext:value-type="float">
            <text:p>2,648812</text:p>
          </table:table-cell>
          <table:table-cell table:style-name="ce29" office:value-type="float" office:value="6.024297" calcext:value-type="float">
            <text:p>6,024297</text:p>
          </table:table-cell>
          <table:table-cell table:style-name="ce29" office:value-type="float" office:value="9.471482" calcext:value-type="float">
            <text:p>9,471482</text:p>
          </table:table-cell>
          <table:table-cell table:style-name="ce34" office:value-type="float" office:value="13.412983" calcext:value-type="float">
            <text:p>13,412983</text:p>
          </table:table-cell>
          <table:table-cell table:number-columns-repeated="1012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2500" calcext:value-type="float">
            <text:p>2500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250000" calcext:value-type="float">
            <text:p>250000</text:p>
          </table:table-cell>
          <table:table-cell table:style-name="ce11" office:value-type="float" office:value="500000" calcext:value-type="float">
            <text:p>50000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Quick-sort integer</text:p>
          </table:table-cell>
          <table:table-cell table:style-name="ce25" office:value-type="float" office:value="0.000033" calcext:value-type="float">
            <text:p>0,000033</text:p>
          </table:table-cell>
          <table:table-cell table:style-name="ce7" office:value-type="float" office:value="0.000075" calcext:value-type="float">
            <text:p>0,000075</text:p>
          </table:table-cell>
          <table:table-cell table:style-name="ce7" office:value-type="float" office:value="0.000161" calcext:value-type="float">
            <text:p>0,000161</text:p>
          </table:table-cell>
          <table:table-cell table:style-name="ce7" office:value-type="float" office:value="0.000381" calcext:value-type="float">
            <text:p>0,000381</text:p>
          </table:table-cell>
          <table:table-cell table:style-name="ce7" office:value-type="float" office:value="0.001035" calcext:value-type="float">
            <text:p>0,001035</text:p>
          </table:table-cell>
          <table:table-cell table:style-name="ce7" office:value-type="float" office:value="0.001572" calcext:value-type="float">
            <text:p>0,001572</text:p>
          </table:table-cell>
          <table:table-cell table:style-name="ce7" office:value-type="float" office:value="0.001374" calcext:value-type="float">
            <text:p>0,001374</text:p>
          </table:table-cell>
          <table:table-cell table:style-name="ce7" office:value-type="float" office:value="0.004209" calcext:value-type="float">
            <text:p>0,004209</text:p>
          </table:table-cell>
          <table:table-cell table:style-name="ce7" office:value-type="float" office:value="0.008696" calcext:value-type="float">
            <text:p>0,008696</text:p>
          </table:table-cell>
          <table:table-cell table:style-name="ce7" office:value-type="float" office:value="0.020304" calcext:value-type="float">
            <text:p>0,020304</text:p>
          </table:table-cell>
          <table:table-cell table:style-name="ce7" office:value-type="float" office:value="0.06404" calcext:value-type="float">
            <text:p>0,06404</text:p>
          </table:table-cell>
          <table:table-cell table:style-name="ce13" office:value-type="float" office:value="0.151358" calcext:value-type="float">
            <text:p>0,151358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Quick-sort string</text:p>
          </table:table-cell>
          <table:table-cell table:style-name="ce7" office:value-type="float" office:value="0.000015" calcext:value-type="float">
            <text:p>0,000015</text:p>
          </table:table-cell>
          <table:table-cell table:style-name="ce7" office:value-type="float" office:value="0.000039" calcext:value-type="float">
            <text:p>0,000039</text:p>
          </table:table-cell>
          <table:table-cell table:style-name="ce7" office:value-type="float" office:value="0.000092" calcext:value-type="float">
            <text:p>0,000092</text:p>
          </table:table-cell>
          <table:table-cell table:style-name="ce7" office:value-type="float" office:value="0.000225" calcext:value-type="float">
            <text:p>0,000225</text:p>
          </table:table-cell>
          <table:table-cell table:style-name="ce7" office:value-type="float" office:value="0.000528" calcext:value-type="float">
            <text:p>0,000528</text:p>
          </table:table-cell>
          <table:table-cell table:style-name="ce7" office:value-type="float" office:value="0.0012" calcext:value-type="float">
            <text:p>0,0012</text:p>
          </table:table-cell>
          <table:table-cell table:style-name="ce7" office:value-type="float" office:value="0.002561" calcext:value-type="float">
            <text:p>0,002561</text:p>
          </table:table-cell>
          <table:table-cell table:style-name="ce7" office:value-type="float" office:value="0.007604" calcext:value-type="float">
            <text:p>0,007604</text:p>
          </table:table-cell>
          <table:table-cell table:style-name="ce7" office:value-type="float" office:value="0.017734" calcext:value-type="float">
            <text:p>0,017734</text:p>
          </table:table-cell>
          <table:table-cell table:style-name="ce7" office:value-type="float" office:value="0.040868" calcext:value-type="float">
            <text:p>0,040868</text:p>
          </table:table-cell>
          <table:table-cell table:style-name="ce7" office:value-type="float" office:value="0.15008" calcext:value-type="float">
            <text:p>0,15008</text:p>
          </table:table-cell>
          <table:table-cell table:style-name="ce13" office:value-type="float" office:value="0.376863" calcext:value-type="float">
            <text:p>0,376863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14:55:14.7428341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4T14:47:45.639180311</meta:creation-date>
    <dc:date>2022-04-26T16:53:18.883142004</dc:date>
    <meta:editing-duration>PT2H21M34S</meta:editing-duration>
    <meta:editing-cycles>32</meta:editing-cycles>
    <meta:generator>LibreOffice/7.3.2.2$Linux_X86_64 LibreOffice_project/30$Build-2</meta:generator>
    <meta:document-statistic meta:table-count="1" meta:cell-count="24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512cm" svg:height="20.401cm" xlink:href=".." xlink:type="simple" chart:class="chart:line" chart:style-name="ch1">
        <chart:legend chart:legend-position="end" svg:x="19.443cm" svg:y="9.652cm" style:legend-expansion="high" chart:style-name="ch2"/>
        <chart:plot-area chart:style-name="ch3" table:cell-range-address="Sheet1.A2:Sheet1.M4" chart:data-source-has-labels="both" svg:x="0.47cm" svg:y="0.408cm" svg:width="18.503cm" svg:height="19.585cm">
          <chart:coordinate-region svg:x="1.091cm" svg:y="0.607cm" svg:width="17.325cm" svg:height="18.739cm"/>
          <chart:axis chart:dimension="x" chart:name="primary-x" chart:style-name="ch4" chartooo:axis-type="auto">
            <chartooo:date-scale/>
            <chart:categories table:cell-range-address="Sheet1.B2:Sheet1.M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M3" chart:label-cell-address="Sheet1.A3:Sheet1.A3" chart:class="chart:line">
            <chart:data-point chart:repeated="12"/>
          </chart:series>
          <chart:series chart:style-name="ch8" chart:values-cell-range-address="Sheet1.B4:Sheet1.M4" chart:label-cell-address="Sheet1.A4:Sheet1.A4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B2:Sheet1.M2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50000">
                <text:p>250000</text:p>
              </table:table-cell>
              <table:table-cell office:value-type="float" office:value="500000">
                <text:p>500000</text:p>
              </table:table-cell>
            </table:table-row>
          </table:table-header-rows>
          <table:table-rows>
            <table:table-row>
              <table:table-cell office:value-type="string">
                <text:p>Binary-insertion</text:p>
                <draw:g>
                  <svg:desc>Sheet1.A3:Sheet1.A3</svg:desc>
                </draw:g>
              </table:table-cell>
              <table:table-cell office:value-type="float" office:value="0.000054">
                <text:p>0.000054</text:p>
                <draw:g>
                  <svg:desc>Sheet1.B3:Sheet1.M3</svg:desc>
                </draw:g>
              </table:table-cell>
              <table:table-cell office:value-type="float" office:value="0.000201">
                <text:p>0.000201</text:p>
              </table:table-cell>
              <table:table-cell office:value-type="float" office:value="0.000642">
                <text:p>0.000642</text:p>
              </table:table-cell>
              <table:table-cell office:value-type="float" office:value="0.002206">
                <text:p>0.002206</text:p>
              </table:table-cell>
              <table:table-cell office:value-type="float" office:value="0.005336">
                <text:p>0.005336</text:p>
              </table:table-cell>
              <table:table-cell office:value-type="float" office:value="0.013833">
                <text:p>0.013833</text:p>
              </table:table-cell>
              <table:table-cell office:value-type="float" office:value="0.050108">
                <text:p>0.050108</text:p>
              </table:table-cell>
              <table:table-cell office:value-type="float" office:value="0.303453">
                <text:p>0.303453</text:p>
              </table:table-cell>
              <table:table-cell office:value-type="float" office:value="1.20981">
                <text:p>1.20981</text:p>
              </table:table-cell>
              <table:table-cell office:value-type="float" office:value="5.10999">
                <text:p>5.10999</text:p>
              </table:table-cell>
              <table:table-cell office:value-type="float" office:value="30.44754">
                <text:p>30.44754</text:p>
              </table:table-cell>
              <table:table-cell office:value-type="float" office:value="124.464835">
                <text:p>124.464835</text:p>
              </table:table-cell>
            </table:table-row>
            <table:table-row>
              <table:table-cell office:value-type="string">
                <text:p>Quick-sort integer</text:p>
                <draw:g>
                  <svg:desc>Sheet1.A4:Sheet1.A4</svg:desc>
                </draw:g>
              </table:table-cell>
              <table:table-cell office:value-type="float" office:value="0.000033">
                <text:p>0.000033</text:p>
                <draw:g>
                  <svg:desc>Sheet1.B4:Sheet1.M4</svg:desc>
                </draw:g>
              </table:table-cell>
              <table:table-cell office:value-type="float" office:value="0.000075">
                <text:p>0.000075</text:p>
              </table:table-cell>
              <table:table-cell office:value-type="float" office:value="0.000161">
                <text:p>0.000161</text:p>
              </table:table-cell>
              <table:table-cell office:value-type="float" office:value="0.000381">
                <text:p>0.000381</text:p>
              </table:table-cell>
              <table:table-cell office:value-type="float" office:value="0.001035">
                <text:p>0.001035</text:p>
              </table:table-cell>
              <table:table-cell office:value-type="float" office:value="0.001572">
                <text:p>0.001572</text:p>
              </table:table-cell>
              <table:table-cell office:value-type="float" office:value="0.001374">
                <text:p>0.001374</text:p>
              </table:table-cell>
              <table:table-cell office:value-type="float" office:value="0.004209">
                <text:p>0.004209</text:p>
              </table:table-cell>
              <table:table-cell office:value-type="float" office:value="0.008696">
                <text:p>0.008696</text:p>
              </table:table-cell>
              <table:table-cell office:value-type="float" office:value="0.020304">
                <text:p>0.020304</text:p>
              </table:table-cell>
              <table:table-cell office:value-type="float" office:value="0.06404">
                <text:p>0.06404</text:p>
              </table:table-cell>
              <table:table-cell office:value-type="float" office:value="0.151358">
                <text:p>0.1513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4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45cm" svg:height="13.698cm" xlink:href=".." xlink:type="simple" chart:class="chart:line" chart:style-name="ch1">
        <chart:legend chart:legend-position="end" svg:x="18.976cm" svg:y="6.301cm" style:legend-expansion="high" chart:style-name="ch2"/>
        <chart:plot-area chart:style-name="ch3" table:cell-range-address="Sheet1.A60:Sheet1.M62" chart:data-source-has-labels="both" svg:x="0.46cm" svg:y="0.273cm" svg:width="18.056cm" svg:height="13.152cm">
          <chart:coordinate-region svg:x="1.372cm" svg:y="0.472cm" svg:width="16.587cm" svg:height="12.306cm"/>
          <chart:axis chart:dimension="x" chart:name="primary-x" chart:style-name="ch4" chartooo:axis-type="auto">
            <chartooo:date-scale/>
            <chart:categories table:cell-range-address="Sheet1.B60:Sheet1.M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1:Sheet1.M61" chart:label-cell-address="Sheet1.A61:Sheet1.A61" chart:class="chart:line">
            <chart:data-point chart:repeated="12"/>
          </chart:series>
          <chart:series chart:style-name="ch8" chart:values-cell-range-address="Sheet1.B62:Sheet1.M62" chart:label-cell-address="Sheet1.A62:Sheet1.A62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B60:Sheet1.M60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50000">
                <text:p>250000</text:p>
              </table:table-cell>
              <table:table-cell office:value-type="float" office:value="500000">
                <text:p>500000</text:p>
              </table:table-cell>
            </table:table-row>
          </table:table-header-rows>
          <table:table-rows>
            <table:table-row>
              <table:table-cell office:value-type="string">
                <text:p>Quick-sort integer</text:p>
                <draw:g>
                  <svg:desc>Sheet1.A61:Sheet1.A61</svg:desc>
                </draw:g>
              </table:table-cell>
              <table:table-cell office:value-type="float" office:value="0.000033">
                <text:p>0.000033</text:p>
                <draw:g>
                  <svg:desc>Sheet1.B61:Sheet1.M61</svg:desc>
                </draw:g>
              </table:table-cell>
              <table:table-cell office:value-type="float" office:value="0.000075">
                <text:p>0.000075</text:p>
              </table:table-cell>
              <table:table-cell office:value-type="float" office:value="0.000161">
                <text:p>0.000161</text:p>
              </table:table-cell>
              <table:table-cell office:value-type="float" office:value="0.000381">
                <text:p>0.000381</text:p>
              </table:table-cell>
              <table:table-cell office:value-type="float" office:value="0.001035">
                <text:p>0.001035</text:p>
              </table:table-cell>
              <table:table-cell office:value-type="float" office:value="0.001572">
                <text:p>0.001572</text:p>
              </table:table-cell>
              <table:table-cell office:value-type="float" office:value="0.001374">
                <text:p>0.001374</text:p>
              </table:table-cell>
              <table:table-cell office:value-type="float" office:value="0.004209">
                <text:p>0.004209</text:p>
              </table:table-cell>
              <table:table-cell office:value-type="float" office:value="0.008696">
                <text:p>0.008696</text:p>
              </table:table-cell>
              <table:table-cell office:value-type="float" office:value="0.020304">
                <text:p>0.020304</text:p>
              </table:table-cell>
              <table:table-cell office:value-type="float" office:value="0.06404">
                <text:p>0.06404</text:p>
              </table:table-cell>
              <table:table-cell office:value-type="float" office:value="0.151358">
                <text:p>0.151358</text:p>
              </table:table-cell>
            </table:table-row>
            <table:table-row>
              <table:table-cell office:value-type="string">
                <text:p>Quick-sort string</text:p>
                <draw:g>
                  <svg:desc>Sheet1.A62:Sheet1.A62</svg:desc>
                </draw:g>
              </table:table-cell>
              <table:table-cell office:value-type="float" office:value="0.000015">
                <text:p>0.000015</text:p>
                <draw:g>
                  <svg:desc>Sheet1.B62:Sheet1.M62</svg:desc>
                </draw:g>
              </table:table-cell>
              <table:table-cell office:value-type="float" office:value="0.000039">
                <text:p>0.000039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225">
                <text:p>0.000225</text:p>
              </table:table-cell>
              <table:table-cell office:value-type="float" office:value="0.000528">
                <text:p>0.000528</text:p>
              </table:table-cell>
              <table:table-cell office:value-type="float" office:value="0.0012">
                <text:p>0.0012</text:p>
              </table:table-cell>
              <table:table-cell office:value-type="float" office:value="0.002561">
                <text:p>0.002561</text:p>
              </table:table-cell>
              <table:table-cell office:value-type="float" office:value="0.007604">
                <text:p>0.007604</text:p>
              </table:table-cell>
              <table:table-cell office:value-type="float" office:value="0.017734">
                <text:p>0.017734</text:p>
              </table:table-cell>
              <table:table-cell office:value-type="float" office:value="0.040868">
                <text:p>0.040868</text:p>
              </table:table-cell>
              <table:table-cell office:value-type="float" office:value="0.15008">
                <text:p>0.15008</text:p>
              </table:table-cell>
              <table:table-cell office:value-type="float" office:value="0.376863">
                <text:p>0.3768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846cm" svg:height="19.109cm" xlink:href=".." xlink:type="simple" chart:class="chart:line" chart:style-name="ch1">
        <chart:legend chart:legend-position="end" svg:x="20.121cm" svg:y="9.006cm" style:legend-expansion="high" chart:style-name="ch2"/>
        <chart:plot-area chart:style-name="ch3" table:cell-range-address="Sheet1.A16:Sheet1.M18" chart:data-source-has-labels="both" svg:x="0.476cm" svg:y="0.382cm" svg:width="19.169cm" svg:height="18.345cm">
          <chart:coordinate-region svg:x="1.283cm" svg:y="0.581cm" svg:width="17.805cm" svg:height="17.499cm"/>
          <chart:axis chart:dimension="x" chart:name="primary-x" chart:style-name="ch4" chartooo:axis-type="auto">
            <chartooo:date-scale/>
            <chart:categories table:cell-range-address="Sheet1.B16:Sheet1.M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7:Sheet1.M17" chart:label-cell-address="Sheet1.A17:Sheet1.A17" chart:class="chart:line">
            <chart:data-point chart:repeated="12"/>
          </chart:series>
          <chart:series chart:style-name="ch8" chart:values-cell-range-address="Sheet1.B18:Sheet1.M18" chart:label-cell-address="Sheet1.A18:Sheet1.A18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B16:Sheet1.M16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50000">
                <text:p>250000</text:p>
              </table:table-cell>
              <table:table-cell office:value-type="float" office:value="500000">
                <text:p>500000</text:p>
              </table:table-cell>
            </table:table-row>
          </table:table-header-rows>
          <table:table-rows>
            <table:table-row>
              <table:table-cell office:value-type="string">
                <text:p>Binary-insertion</text:p>
                <draw:g>
                  <svg:desc>Sheet1.A17:Sheet1.A17</svg:desc>
                </draw:g>
              </table:table-cell>
              <table:table-cell office:value-type="float" office:value="NaN">
                <text:p>NaN</text:p>
                <draw:g>
                  <svg:desc>Sheet1.B17:Sheet1.M17</svg:desc>
                </draw:g>
              </table:table-cell>
              <table:table-cell office:value-type="float" office:value="0.000201">
                <text:p>0.000201</text:p>
              </table:table-cell>
              <table:table-cell office:value-type="float" office:value="0.000642">
                <text:p>0.000642</text:p>
              </table:table-cell>
              <table:table-cell office:value-type="float" office:value="0.002206">
                <text:p>0.002206</text:p>
              </table:table-cell>
              <table:table-cell office:value-type="float" office:value="0.005336">
                <text:p>0.005336</text:p>
              </table:table-cell>
              <table:table-cell office:value-type="float" office:value="0.013833">
                <text:p>0.013833</text:p>
              </table:table-cell>
              <table:table-cell office:value-type="float" office:value="0.050108">
                <text:p>0.050108</text:p>
              </table:table-cell>
              <table:table-cell office:value-type="float" office:value="0.303453">
                <text:p>0.303453</text:p>
              </table:table-cell>
              <table:table-cell office:value-type="float" office:value="1.20981">
                <text:p>1.20981</text:p>
              </table:table-cell>
              <table:table-cell office:value-type="float" office:value="5.10999">
                <text:p>5.10999</text:p>
              </table:table-cell>
              <table:table-cell office:value-type="float" office:value="30.44754">
                <text:p>30.44754</text:p>
              </table:table-cell>
              <table:table-cell office:value-type="float" office:value="124.464835">
                <text:p>124.464835</text:p>
              </table:table-cell>
            </table:table-row>
            <table:table-row>
              <table:table-cell office:value-type="string">
                <text:p>insertion sort</text:p>
                <draw:g>
                  <svg:desc>Sheet1.A18:Sheet1.A18</svg:desc>
                </draw:g>
              </table:table-cell>
              <table:table-cell office:value-type="float" office:value="0.000044">
                <text:p>0.000044</text:p>
                <draw:g>
                  <svg:desc>Sheet1.B18:Sheet1.M18</svg:desc>
                </draw:g>
              </table:table-cell>
              <table:table-cell office:value-type="float" office:value="0.000224">
                <text:p>0.000224</text:p>
              </table:table-cell>
              <table:table-cell office:value-type="float" office:value="0.0009">
                <text:p>0.0009</text:p>
              </table:table-cell>
              <table:table-cell office:value-type="float" office:value="0.003156">
                <text:p>0.003156</text:p>
              </table:table-cell>
              <table:table-cell office:value-type="float" office:value="0.008651">
                <text:p>0.008651</text:p>
              </table:table-cell>
              <table:table-cell office:value-type="float" office:value="0.026321">
                <text:p>0.026321</text:p>
              </table:table-cell>
              <table:table-cell office:value-type="float" office:value="0.101028">
                <text:p>0.101028</text:p>
              </table:table-cell>
              <table:table-cell office:value-type="float" office:value="0.652457">
                <text:p>0.652457</text:p>
              </table:table-cell>
              <table:table-cell office:value-type="float" office:value="3.190843">
                <text:p>3.190843</text:p>
              </table:table-cell>
              <table:table-cell office:value-type="float" office:value="14.676002">
                <text:p>14.676002</text:p>
              </table:table-cell>
              <table:table-cell office:value-type="float" office:value="287.824067">
                <text:p>287.82406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341cm" svg:height="16.504cm" xlink:href=".." xlink:type="simple" chart:class="chart:line" chart:style-name="ch1">
        <chart:legend chart:legend-position="end" svg:x="24.319cm" svg:y="7.206cm" style:legend-expansion="high" chart:style-name="ch2"/>
        <chart:plot-area chart:style-name="ch3" table:cell-range-address="Sheet1.A34:Sheet1.L38" chart:data-source-has-labels="both" svg:x="0.586cm" svg:y="0.33cm" svg:width="23.147cm" svg:height="15.844cm">
          <chart:coordinate-region svg:x="1.207cm" svg:y="0.529cm" svg:width="21.783cm" svg:height="14.998cm"/>
          <chart:axis chart:dimension="x" chart:name="primary-x" chart:style-name="ch4" chartooo:axis-type="auto">
            <chartooo:date-scale/>
            <chart:categories table:cell-range-address="Sheet1.B34:Sheet1.L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5:Sheet1.L35" chart:label-cell-address="Sheet1.A35:Sheet1.A35" chart:class="chart:line">
            <chart:data-point chart:repeated="11"/>
          </chart:series>
          <chart:series chart:style-name="ch8" chart:values-cell-range-address="Sheet1.B36:Sheet1.L36" chart:label-cell-address="Sheet1.A36:Sheet1.A36" chart:class="chart:line">
            <chart:data-point chart:repeated="11"/>
          </chart:series>
          <chart:series chart:style-name="ch9" chart:values-cell-range-address="Sheet1.B37:Sheet1.L37" chart:label-cell-address="Sheet1.A37:Sheet1.A37" chart:class="chart:line">
            <chart:data-point chart:repeated="11"/>
          </chart:series>
          <chart:series chart:style-name="ch10" chart:values-cell-range-address="Sheet1.B38:Sheet1.L38" chart:label-cell-address="Sheet1.A38:Sheet1.A38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B34:Sheet1.L34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500000">
                <text:p>2500000</text:p>
              </table:table-cell>
              <table:table-cell office:value-type="float" office:value="5000000">
                <text:p>5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5000000">
                <text:p>15000000</text:p>
              </table:table-cell>
              <table:table-cell office:value-type="float" office:value="20000000">
                <text:p>20000000</text:p>
              </table:table-cell>
            </table:table-row>
          </table:table-header-rows>
          <table:table-rows>
            <table:table-row>
              <table:table-cell office:value-type="string">
                <text:p>Quick-sort pivot first</text:p>
                <draw:g>
                  <svg:desc>Sheet1.A35:Sheet1.A35</svg:desc>
                </draw:g>
              </table:table-cell>
              <table:table-cell office:value-type="float" office:value="0.000033">
                <text:p>0.000033</text:p>
                <draw:g>
                  <svg:desc>Sheet1.B35:Sheet1.L35</svg:desc>
                </draw:g>
              </table:table-cell>
              <table:table-cell office:value-type="float" office:value="0.000381">
                <text:p>0.000381</text:p>
              </table:table-cell>
              <table:table-cell office:value-type="float" office:value="0.001364">
                <text:p>0.001364</text:p>
              </table:table-cell>
              <table:table-cell office:value-type="float" office:value="0.020304">
                <text:p>0.020304</text:p>
              </table:table-cell>
              <table:table-cell office:value-type="float" office:value="0.151358">
                <text:p>0.151358</text:p>
              </table:table-cell>
              <table:table-cell office:value-type="float" office:value="0.355851">
                <text:p>0.355851</text:p>
              </table:table-cell>
              <table:table-cell office:value-type="float" office:value="1.113792">
                <text:p>1.113792</text:p>
              </table:table-cell>
              <table:table-cell office:value-type="float" office:value="2.682873">
                <text:p>2.682873</text:p>
              </table:table-cell>
              <table:table-cell office:value-type="float" office:value="5.520786">
                <text:p>5.520786</text:p>
              </table:table-cell>
              <table:table-cell office:value-type="float" office:value="9.392544">
                <text:p>9.392544</text:p>
              </table:table-cell>
              <table:table-cell office:value-type="float" office:value="13.264378">
                <text:p>13.264378</text:p>
              </table:table-cell>
            </table:table-row>
            <table:table-row>
              <table:table-cell office:value-type="string">
                <text:p>Quick-sort pivot half</text:p>
                <draw:g>
                  <svg:desc>Sheet1.A36:Sheet1.A36</svg:desc>
                </draw:g>
              </table:table-cell>
              <table:table-cell office:value-type="float" office:value="0.00003">
                <text:p>0.00003</text:p>
                <draw:g>
                  <svg:desc>Sheet1.B36:Sheet1.L36</svg:desc>
                </draw:g>
              </table:table-cell>
              <table:table-cell office:value-type="float" office:value="0.000345">
                <text:p>0.000345</text:p>
              </table:table-cell>
              <table:table-cell office:value-type="float" office:value="0.001351">
                <text:p>0.001351</text:p>
              </table:table-cell>
              <table:table-cell office:value-type="float" office:value="0.019501">
                <text:p>0.019501</text:p>
              </table:table-cell>
              <table:table-cell office:value-type="float" office:value="0.152586">
                <text:p>0.152586</text:p>
              </table:table-cell>
              <table:table-cell office:value-type="float" office:value="0.347783">
                <text:p>0.347783</text:p>
              </table:table-cell>
              <table:table-cell office:value-type="float" office:value="1.091165">
                <text:p>1.091165</text:p>
              </table:table-cell>
              <table:table-cell office:value-type="float" office:value="2.653811">
                <text:p>2.653811</text:p>
              </table:table-cell>
              <table:table-cell office:value-type="float" office:value="5.77009">
                <text:p>5.77009</text:p>
              </table:table-cell>
              <table:table-cell office:value-type="float" office:value="9.406456">
                <text:p>9.406456</text:p>
              </table:table-cell>
              <table:table-cell office:value-type="float" office:value="13.143478">
                <text:p>13.143478</text:p>
              </table:table-cell>
            </table:table-row>
            <table:table-row>
              <table:table-cell office:value-type="string">
                <text:p>Quick-sort pivot random</text:p>
                <draw:g>
                  <svg:desc>Sheet1.A37:Sheet1.A37</svg:desc>
                </draw:g>
              </table:table-cell>
              <table:table-cell office:value-type="float" office:value="0.000291">
                <text:p>0.000291</text:p>
                <draw:g>
                  <svg:desc>Sheet1.B37:Sheet1.L37</svg:desc>
                </draw:g>
              </table:table-cell>
              <table:table-cell office:value-type="float" office:value="0.002925">
                <text:p>0.002925</text:p>
              </table:table-cell>
              <table:table-cell office:value-type="float" office:value="0.009126">
                <text:p>0.009126</text:p>
              </table:table-cell>
              <table:table-cell office:value-type="float" office:value="0.09613">
                <text:p>0.09613</text:p>
              </table:table-cell>
              <table:table-cell office:value-type="float" office:value="0.529968">
                <text:p>0.529968</text:p>
              </table:table-cell>
              <table:table-cell office:value-type="float" office:value="1.260991">
                <text:p>1.260991</text:p>
              </table:table-cell>
              <table:table-cell office:value-type="float" office:value="3.123277">
                <text:p>3.123277</text:p>
              </table:table-cell>
              <table:table-cell office:value-type="float" office:value="6.539697">
                <text:p>6.539697</text:p>
              </table:table-cell>
              <table:table-cell office:value-type="float" office:value="13.308209">
                <text:p>13.308209</text:p>
              </table:table-cell>
              <table:table-cell office:value-type="float" office:value="20.861214">
                <text:p>20.861214</text:p>
              </table:table-cell>
              <table:table-cell office:value-type="float" office:value="28.328102">
                <text:p>28.328102</text:p>
              </table:table-cell>
            </table:table-row>
            <table:table-row>
              <table:table-cell office:value-type="string">
                <text:p>Quick-sort pivot last</text:p>
                <draw:g>
                  <svg:desc>Sheet1.A38:Sheet1.A38</svg:desc>
                </draw:g>
              </table:table-cell>
              <table:table-cell office:value-type="float" office:value="0.000027">
                <text:p>0.000027</text:p>
                <draw:g>
                  <svg:desc>Sheet1.B38:Sheet1.L38</svg:desc>
                </draw:g>
              </table:table-cell>
              <table:table-cell office:value-type="float" office:value="0.000351">
                <text:p>0.000351</text:p>
              </table:table-cell>
              <table:table-cell office:value-type="float" office:value="0.001346">
                <text:p>0.001346</text:p>
              </table:table-cell>
              <table:table-cell office:value-type="float" office:value="0.020203">
                <text:p>0.020203</text:p>
              </table:table-cell>
              <table:table-cell office:value-type="float" office:value="0.154295">
                <text:p>0.154295</text:p>
              </table:table-cell>
              <table:table-cell office:value-type="float" office:value="0.35948">
                <text:p>0.35948</text:p>
              </table:table-cell>
              <table:table-cell office:value-type="float" office:value="1.116116">
                <text:p>1.116116</text:p>
              </table:table-cell>
              <table:table-cell office:value-type="float" office:value="2.648812">
                <text:p>2.648812</text:p>
              </table:table-cell>
              <table:table-cell office:value-type="float" office:value="6.024297">
                <text:p>6.024297</text:p>
              </table:table-cell>
              <table:table-cell office:value-type="float" office:value="9.471482">
                <text:p>9.471482</text:p>
              </table:table-cell>
              <table:table-cell office:value-type="float" office:value="13.412983">
                <text:p>13.4129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